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80.25mm" svg:y="4.18mm">
            <loext:p draw:notify-on-update-of-ranges="Feuille1.A1:Feuille1.A109 Feuille1.B1:Feuille1.B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63mm" svg:y="177.02mm">
            <loext:p draw:notify-on-update-of-ranges="Feuille1.F41:Feuille1.F42 Feuille1.G41:Feuille1.G42 Feuille1.F41:Feuille1.F42 Feuille1.H41:Feuille1.H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15" table:default-cell-style-name="Default"/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table:formula="of:=[.A1]/[.B1]" office:value-type="float" office:value="1.33333333333333" calcext:value-type="float">
            <text:p>1,33333333333333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table:formula="of:=[.A2]/[.B2]" office:value-type="float" office:value="1.15032679738562" calcext:value-type="float">
            <text:p>1,15032679738562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1" calcext:value-type="float">
            <text:p>161</text:p>
          </table:table-cell>
          <table:table-cell table:formula="of:=[.A3]/[.B3]" office:value-type="float" office:value="1.36024844720497" calcext:value-type="float">
            <text:p>1,36024844720497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 table:formula="of:=[.A4]/[.B4]" office:value-type="float" office:value="1.09708737864078" calcext:value-type="float">
            <text:p>1,09708737864078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  <table:table-cell table:formula="of:=[.A5]/[.B5]" office:value-type="float" office:value="1.2047619047619" calcext:value-type="float">
            <text:p>1,2047619047619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9" calcext:value-type="float">
            <text:p>249</text:p>
          </table:table-cell>
          <table:table-cell table:formula="of:=[.A6]/[.B6]" office:value-type="float" office:value="1.10843373493976" calcext:value-type="float">
            <text:p>1,10843373493976</text:p>
          </table:table-cell>
          <table:table-cell table:number-columns-repeated="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0" calcext:value-type="float">
            <text:p>280</text:p>
          </table:table-cell>
          <table:table-cell table:formula="of:=[.A7]/[.B7]" office:value-type="float" office:value="1.19642857142857" calcext:value-type="float">
            <text:p>1,19642857142857</text:p>
          </table:table-cell>
          <table:table-cell table:number-columns-repeated="1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8" calcext:value-type="float">
            <text:p>308</text:p>
          </table:table-cell>
          <table:table-cell table:formula="of:=[.A8]/[.B8]" office:value-type="float" office:value="1.16558441558442" calcext:value-type="float">
            <text:p>1,16558441558442</text:p>
          </table:table-cell>
          <table:table-cell table:number-columns-repeated="1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23" calcext:value-type="float">
            <text:p>323</text:p>
          </table:table-cell>
          <table:table-cell table:formula="of:=[.A9]/[.B9]" office:value-type="float" office:value="1.1702786377709" calcext:value-type="float">
            <text:p>1,1702786377709</text:p>
          </table:table-cell>
          <table:table-cell table:number-columns-repeated="1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51" calcext:value-type="float">
            <text:p>351</text:p>
          </table:table-cell>
          <table:table-cell table:formula="of:=[.A10]/[.B10]" office:value-type="float" office:value="1.18518518518519" calcext:value-type="float">
            <text:p>1,18518518518519</text:p>
          </table:table-cell>
          <table:table-cell table:number-columns-repeated="16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float" office:value="387" calcext:value-type="float">
            <text:p>387</text:p>
          </table:table-cell>
          <table:table-cell table:formula="of:=[.A11]/[.B11]" office:value-type="float" office:value="1.10852713178295" calcext:value-type="float">
            <text:p>1,10852713178295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5" calcext:value-type="float">
            <text:p>405</text:p>
          </table:table-cell>
          <table:table-cell table:formula="of:=[.A12]/[.B12]" office:value-type="float" office:value="1.13333333333333" calcext:value-type="float">
            <text:p>1,13333333333333</text:p>
          </table:table-cell>
          <table:table-cell table:number-columns-repeated="1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27" calcext:value-type="float">
            <text:p>427</text:p>
          </table:table-cell>
          <table:table-cell table:formula="of:=[.A13]/[.B13]" office:value-type="float" office:value="1.22248243559719" calcext:value-type="float">
            <text:p>1,22248243559719</text:p>
          </table:table-cell>
          <table:table-cell table:number-columns-repeated="1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table:formula="of:=[.A14]/[.B14]" office:value-type="float" office:value="1.02380952380952" calcext:value-type="float">
            <text:p>1,02380952380952</text:p>
          </table:table-cell>
          <table:table-cell table:number-columns-repeated="1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99" calcext:value-type="float">
            <text:p>499</text:p>
          </table:table-cell>
          <table:table-cell table:formula="of:=[.A15]/[.B15]" office:value-type="float" office:value="1.11422845691383" calcext:value-type="float">
            <text:p>1,11422845691383</text:p>
          </table:table-cell>
          <table:table-cell table:number-columns-repeated="1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71" calcext:value-type="float">
            <text:p>471</text:p>
          </table:table-cell>
          <table:table-cell table:formula="of:=[.A16]/[.B16]" office:value-type="float" office:value="1.14225053078556" calcext:value-type="float">
            <text:p>1,14225053078556</text:p>
          </table:table-cell>
          <table:table-cell table:number-columns-repeated="1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11" calcext:value-type="float">
            <text:p>511</text:p>
          </table:table-cell>
          <table:table-cell table:formula="of:=[.A17]/[.B17]" office:value-type="float" office:value="1.17808219178082" calcext:value-type="float">
            <text:p>1,17808219178082</text:p>
          </table:table-cell>
          <table:table-cell table:number-columns-repeated="1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31" calcext:value-type="float">
            <text:p>531</text:p>
          </table:table-cell>
          <table:table-cell table:formula="of:=[.A18]/[.B18]" office:value-type="float" office:value="1.11111111111111" calcext:value-type="float">
            <text:p>1,11111111111111</text:p>
          </table:table-cell>
          <table:table-cell table:number-columns-repeated="1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25" calcext:value-type="float">
            <text:p>525</text:p>
          </table:table-cell>
          <table:table-cell table:formula="of:=[.A19]/[.B19]" office:value-type="float" office:value="1.13714285714286" calcext:value-type="float">
            <text:p>1,13714285714286</text:p>
          </table:table-cell>
          <table:table-cell table:number-columns-repeated="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58" calcext:value-type="float">
            <text:p>558</text:p>
          </table:table-cell>
          <table:table-cell table:formula="of:=[.A20]/[.B20]" office:value-type="float" office:value="1.17562724014337" calcext:value-type="float">
            <text:p>1,17562724014337</text:p>
          </table:table-cell>
          <table:table-cell table:number-columns-repeated="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0" calcext:value-type="float">
            <text:p>590</text:p>
          </table:table-cell>
          <table:table-cell table:formula="of:=[.A21]/[.B21]" office:value-type="float" office:value="1.18135593220339" calcext:value-type="float">
            <text:p>1,18135593220339</text:p>
          </table:table-cell>
          <table:table-cell table:number-columns-repeated="1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82" calcext:value-type="float">
            <text:p>582</text:p>
          </table:table-cell>
          <table:table-cell table:formula="of:=[.A22]/[.B22]" office:value-type="float" office:value="1.23367697594502" calcext:value-type="float">
            <text:p>1,23367697594502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13" calcext:value-type="float">
            <text:p>613</text:p>
          </table:table-cell>
          <table:table-cell table:formula="of:=[.A23]/[.B23]" office:value-type="float" office:value="1.23817292006525" calcext:value-type="float">
            <text:p>1,23817292006525</text:p>
          </table:table-cell>
          <table:table-cell table:number-columns-repeated="1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48" calcext:value-type="float">
            <text:p>648</text:p>
          </table:table-cell>
          <table:table-cell table:formula="of:=[.A24]/[.B24]" office:value-type="float" office:value="1.17592592592593" calcext:value-type="float">
            <text:p>1,17592592592593</text:p>
          </table:table-cell>
          <table:table-cell table:number-columns-repeated="1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06" calcext:value-type="float">
            <text:p>606</text:p>
          </table:table-cell>
          <table:table-cell table:formula="of:=[.A25]/[.B25]" office:value-type="float" office:value="1.22277227722772" calcext:value-type="float">
            <text:p>1,22277227722772</text:p>
          </table:table-cell>
          <table:table-cell table:number-columns-repeated="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42" calcext:value-type="float">
            <text:p>642</text:p>
          </table:table-cell>
          <table:table-cell table:formula="of:=[.A26]/[.B26]" office:value-type="float" office:value="1.18224299065421" calcext:value-type="float">
            <text:p>1,18224299065421</text:p>
          </table:table-cell>
          <table:table-cell table:number-columns-repeated="1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table:formula="of:=[.A27]/[.B27]" office:value-type="float" office:value="1.15243902439024" calcext:value-type="float">
            <text:p>1,15243902439024</text:p>
          </table:table-cell>
          <table:table-cell table:number-columns-repeated="1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90" calcext:value-type="float">
            <text:p>690</text:p>
          </table:table-cell>
          <table:table-cell table:formula="of:=[.A28]/[.B28]" office:value-type="float" office:value="1.20869565217391" calcext:value-type="float">
            <text:p>1,20869565217391</text:p>
          </table:table-cell>
          <table:table-cell table:number-columns-repeated="3"/>
          <table:table-cell office:value-type="string" calcext:value-type="string">
            <text:p>thet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88" calcext:value-type="float">
            <text:p>688</text:p>
          </table:table-cell>
          <table:table-cell table:formula="of:=[.A29]/[.B29]" office:value-type="float" office:value="1.14825581395349" calcext:value-type="float">
            <text:p>1,14825581395349</text:p>
          </table:table-cell>
          <table:table-cell table:number-columns-repeated="3"/>
          <table:table-cell office:value-type="string" calcext:value-type="string">
            <text:p>vl</text:p>
          </table:table-cell>
          <table:table-cell office:value-type="float" office:value="489.66" calcext:value-type="float">
            <text:p>489,66</text:p>
          </table:table-cell>
          <table:table-cell/>
          <table:table-cell office:value-type="float" office:value="436.92" calcext:value-type="float">
            <text:p>436,92</text:p>
          </table:table-cell>
          <table:table-cell table:number-columns-repeated="4"/>
          <table:table-cell table:formula="of:=0.0112/2" office:value-type="float" office:value="0.0056" calcext:value-type="float">
            <text:p>0,00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table:formula="of:=[.A30]/[.B30]" office:value-type="float" office:value="1.1448275862069" calcext:value-type="float">
            <text:p>1,1448275862069</text:p>
          </table:table-cell>
          <table:table-cell table:number-columns-repeated="3"/>
          <table:table-cell office:value-type="string" calcext:value-type="string">
            <text:p>vr</text:p>
          </table:table-cell>
          <table:table-cell office:value-type="float" office:value="361.4997" calcext:value-type="float">
            <text:p>361,4997</text:p>
          </table:table-cell>
          <table:table-cell/>
          <table:table-cell office:value-type="float" office:value="363.218" calcext:value-type="float">
            <text:p>363,218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[.P30]*[.Q29]*[.O29]+[.P30]" office:value-type="float" office:value="422.4" calcext:value-type="float">
            <text:p>422,4</text:p>
          </table:table-cell>
          <table:table-cell table:formula="of:=[.P30]*[.R29]*[.O29]+[.P30]" office:value-type="float" office:value="444.8" calcext:value-type="float">
            <text:p>444,8</text:p>
          </table:table-cell>
          <table:table-cell table:formula="of:=[.S29]*[.P30]*[.O29]" office:value-type="float" office:value="67.2" calcext:value-type="float">
            <text:p>67,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46" calcext:value-type="float">
            <text:p>746</text:p>
          </table:table-cell>
          <table:table-cell table:formula="of:=[.A31]/[.B31]" office:value-type="float" office:value="1.10053619302949" calcext:value-type="float">
            <text:p>1,10053619302949</text:p>
          </table:table-cell>
          <table:table-cell table:number-columns-repeated="3"/>
          <table:table-cell office:value-type="string" calcext:value-type="string">
            <text:p>vl/vr</text:p>
          </table:table-cell>
          <table:table-cell table:formula="of:=[.H29]/[.H30]" office:value-type="float" office:value="1.35452394566303" calcext:value-type="float">
            <text:p>1,35452394566303</text:p>
          </table:table-cell>
          <table:table-cell office:value-type="float" office:value="1.343" calcext:value-type="float">
            <text:p>1,343</text:p>
          </table:table-cell>
          <table:table-cell table:formula="of:=[.J29]/[.J30]" office:value-type="float" office:value="1.20291395250235" calcext:value-type="float">
            <text:p>1,20291395250235</text:p>
          </table:table-cell>
          <table:table-cell table:style-name="ce1" table:formula="of:=AVERAGE([.C1:.C109])" office:value-type="float" office:value="1.1583383154137" calcext:value-type="float">
            <text:p>1,1583383154137</text:p>
          </table:table-cell>
          <table:table-cell table:number-columns-repeated="5"/>
          <table:table-cell table:formula="of:=[.P30]-[.P30]*[.Q29]*[.O29]" office:value-type="float" office:value="377.6" calcext:value-type="float">
            <text:p>377,6</text:p>
          </table:table-cell>
          <table:table-cell table:formula="of:=[.P30]-[.O29]*[.R29]*[.P30]" office:value-type="float" office:value="355.2" calcext:value-type="float">
            <text:p>355,2</text:p>
          </table:table-cell>
          <table:table-cell table:formula="of:=[.P30]-[.S29]*[.P30]*[.O29]" office:value-type="float" office:value="332.8" calcext:value-type="float">
            <text:p>332,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48" calcext:value-type="float">
            <text:p>748</text:p>
          </table:table-cell>
          <table:table-cell table:formula="of:=[.A32]/[.B32]" office:value-type="float" office:value="1.16978609625668" calcext:value-type="float">
            <text:p>1,16978609625668</text:p>
          </table:table-cell>
          <table:table-cell table:number-columns-repeated="3"/>
          <table:table-cell office:value-type="string" calcext:value-type="string">
            <text:p>vl/vr/theta</text:p>
          </table:table-cell>
          <table:table-cell table:formula="of:=[.H31]/[.H28]" office:value-type="float" office:value="0.0451507981887675" calcext:value-type="float">
            <text:p>0,045150798188768</text:p>
          </table:table-cell>
          <table:table-cell table:formula="of:=[.I31]/[.I28]" office:value-type="float" office:value="0.0447666666666667" calcext:value-type="float">
            <text:p>0,044766666666667</text:p>
          </table:table-cell>
          <table:table-cell table:formula="of:=[.J31]/[.J28]" office:value-type="float" office:value="0.0801942635001569" calcext:value-type="float">
            <text:p>0,080194263500157</text:p>
          </table:table-cell>
          <table:table-cell table:formula="of:=[.K31]/[.J28]" office:value-type="float" office:value="0.0772225543609131" calcext:value-type="float">
            <text:p>0,077222554360913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54" calcext:value-type="float">
            <text:p>754</text:p>
          </table:table-cell>
          <table:table-cell table:formula="of:=[.A33]/[.B33]" office:value-type="float" office:value="1.12334217506631" calcext:value-type="float">
            <text:p>1,12334217506631</text:p>
          </table:table-cell>
          <table:table-cell table:number-columns-repeated="1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48" calcext:value-type="float">
            <text:p>748</text:p>
          </table:table-cell>
          <table:table-cell table:formula="of:=[.A34]/[.B34]" office:value-type="float" office:value="1.22459893048128" calcext:value-type="float">
            <text:p>1,22459893048128</text:p>
          </table:table-cell>
          <table:table-cell table:number-columns-repeated="1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70" calcext:value-type="float">
            <text:p>770</text:p>
          </table:table-cell>
          <table:table-cell table:formula="of:=[.A35]/[.B35]" office:value-type="float" office:value="1.22727272727273" calcext:value-type="float">
            <text:p>1,22727272727273</text:p>
          </table:table-cell>
          <table:table-cell table:number-columns-repeated="1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62" calcext:value-type="float">
            <text:p>762</text:p>
          </table:table-cell>
          <table:table-cell table:formula="of:=[.A36]/[.B36]" office:value-type="float" office:value="1.24015748031496" calcext:value-type="float">
            <text:p>1,24015748031496</text:p>
          </table:table-cell>
          <table:table-cell table:number-columns-repeated="1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02" calcext:value-type="float">
            <text:p>802</text:p>
          </table:table-cell>
          <table:table-cell table:formula="of:=[.A37]/[.B37]" office:value-type="float" office:value="1.15211970074813" calcext:value-type="float">
            <text:p>1,15211970074813</text:p>
          </table:table-cell>
          <table:table-cell table:number-columns-repeated="1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51" calcext:value-type="float">
            <text:p>751</text:p>
          </table:table-cell>
          <table:table-cell table:formula="of:=[.A38]/[.B38]" office:value-type="float" office:value="1.18908122503329" calcext:value-type="float">
            <text:p>1,18908122503329</text:p>
          </table:table-cell>
          <table:table-cell table:number-columns-repeated="1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18" calcext:value-type="float">
            <text:p>818</text:p>
          </table:table-cell>
          <table:table-cell table:formula="of:=[.A39]/[.B39]" office:value-type="float" office:value="1.10146699266504" calcext:value-type="float">
            <text:p>1,10146699266504</text:p>
          </table:table-cell>
          <table:table-cell table:number-columns-repeated="1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14" calcext:value-type="float">
            <text:p>814</text:p>
          </table:table-cell>
          <table:table-cell table:formula="of:=[.A40]/[.B40]" office:value-type="float" office:value="1.13022113022113" calcext:value-type="float">
            <text:p>1,13022113022113</text:p>
          </table:table-cell>
          <table:table-cell table:number-columns-repeated="1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61" calcext:value-type="float">
            <text:p>861</text:p>
          </table:table-cell>
          <table:table-cell table:formula="of:=[.A41]/[.B41]" office:value-type="float" office:value="1.08826945412311" calcext:value-type="float">
            <text:p>1,088269454123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AVERAGE([.H31:.I31])" office:value-type="float" office:value="1.34876197283151" calcext:value-type="float">
            <text:p>1,34876197283151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14" calcext:value-type="float">
            <text:p>814</text:p>
          </table:table-cell>
          <table:table-cell table:formula="of:=[.A42]/[.B42]" office:value-type="float" office:value="1.16584766584767" calcext:value-type="float">
            <text:p>1,165847665847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.J31:.K31])" office:value-type="float" office:value="1.18062613395803" calcext:value-type="float">
            <text:p>1,18062613395803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54" calcext:value-type="float">
            <text:p>854</text:p>
          </table:table-cell>
          <table:table-cell table:formula="of:=[.A43]/[.B43]" office:value-type="float" office:value="1.09133489461358" calcext:value-type="float">
            <text:p>1,09133489461358</text:p>
          </table:table-cell>
          <table:table-cell table:number-columns-repeated="1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40" calcext:value-type="float">
            <text:p>840</text:p>
          </table:table-cell>
          <table:table-cell table:formula="of:=[.A44]/[.B44]" office:value-type="float" office:value="1.1452380952381" calcext:value-type="float">
            <text:p>1,1452380952381</text:p>
          </table:table-cell>
          <table:table-cell table:number-columns-repeated="1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34" calcext:value-type="float">
            <text:p>834</text:p>
          </table:table-cell>
          <table:table-cell table:formula="of:=[.A45]/[.B45]" office:value-type="float" office:value="1.21942446043165" calcext:value-type="float">
            <text:p>1,21942446043165</text:p>
          </table:table-cell>
          <table:table-cell table:number-columns-repeated="1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61" calcext:value-type="float">
            <text:p>861</text:p>
          </table:table-cell>
          <table:table-cell table:formula="of:=[.A46]/[.B46]" office:value-type="float" office:value="1.19279907084785" calcext:value-type="float">
            <text:p>1,19279907084785</text:p>
          </table:table-cell>
          <table:table-cell table:number-columns-repeated="1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68" calcext:value-type="float">
            <text:p>868</text:p>
          </table:table-cell>
          <table:table-cell table:formula="of:=[.A47]/[.B47]" office:value-type="float" office:value="1.15552995391705" calcext:value-type="float">
            <text:p>1,15552995391705</text:p>
          </table:table-cell>
          <table:table-cell table:number-columns-repeated="1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78" calcext:value-type="float">
            <text:p>878</text:p>
          </table:table-cell>
          <table:table-cell table:formula="of:=[.A48]/[.B48]" office:value-type="float" office:value="1.19248291571754" calcext:value-type="float">
            <text:p>1,19248291571754</text:p>
          </table:table-cell>
          <table:table-cell table:number-columns-repeated="1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75" calcext:value-type="float">
            <text:p>875</text:p>
          </table:table-cell>
          <table:table-cell table:formula="of:=[.A49]/[.B49]" office:value-type="float" office:value="1.23314285714286" calcext:value-type="float">
            <text:p>1,23314285714286</text:p>
          </table:table-cell>
          <table:table-cell table:number-columns-repeated="1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905" calcext:value-type="float">
            <text:p>905</text:p>
          </table:table-cell>
          <table:table-cell table:formula="of:=[.A50]/[.B50]" office:value-type="float" office:value="1.12375690607735" calcext:value-type="float">
            <text:p>1,12375690607735</text:p>
          </table:table-cell>
          <table:table-cell table:number-columns-repeated="1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93" calcext:value-type="float">
            <text:p>893</text:p>
          </table:table-cell>
          <table:table-cell table:formula="of:=[.A51]/[.B51]" office:value-type="float" office:value="1.16125419932811" calcext:value-type="float">
            <text:p>1,16125419932811</text:p>
          </table:table-cell>
          <table:table-cell table:number-columns-repeated="1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97" calcext:value-type="float">
            <text:p>897</text:p>
          </table:table-cell>
          <table:table-cell table:formula="of:=[.A52]/[.B52]" office:value-type="float" office:value="1.20958751393534" calcext:value-type="float">
            <text:p>1,20958751393534</text:p>
          </table:table-cell>
          <table:table-cell table:number-columns-repeated="1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97" calcext:value-type="float">
            <text:p>897</text:p>
          </table:table-cell>
          <table:table-cell table:formula="of:=[.A53]/[.B53]" office:value-type="float" office:value="1.24749163879599" calcext:value-type="float">
            <text:p>1,24749163879599</text:p>
          </table:table-cell>
          <table:table-cell table:number-columns-repeated="1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941" calcext:value-type="float">
            <text:p>941</text:p>
          </table:table-cell>
          <table:table-cell table:formula="of:=[.A54]/[.B54]" office:value-type="float" office:value="1.15302869287992" calcext:value-type="float">
            <text:p>1,15302869287992</text:p>
          </table:table-cell>
          <table:table-cell table:number-columns-repeated="1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1" calcext:value-type="float">
            <text:p>941</text:p>
          </table:table-cell>
          <table:table-cell table:formula="of:=[.A55]/[.B55]" office:value-type="float" office:value="1.18916046758767" calcext:value-type="float">
            <text:p>1,18916046758767</text:p>
          </table:table-cell>
          <table:table-cell table:number-columns-repeated="1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66" calcext:value-type="float">
            <text:p>966</text:p>
          </table:table-cell>
          <table:table-cell table:formula="of:=[.A56]/[.B56]" office:value-type="float" office:value="1.15217391304348" calcext:value-type="float">
            <text:p>1,15217391304348</text:p>
          </table:table-cell>
          <table:table-cell table:number-columns-repeated="1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75" calcext:value-type="float">
            <text:p>975</text:p>
          </table:table-cell>
          <table:table-cell table:formula="of:=[.A57]/[.B57]" office:value-type="float" office:value="1.13025641025641" calcext:value-type="float">
            <text:p>1,13025641025641</text:p>
          </table:table-cell>
          <table:table-cell table:number-columns-repeated="1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37" calcext:value-type="float">
            <text:p>937</text:p>
          </table:table-cell>
          <table:table-cell table:formula="of:=[.A58]/[.B58]" office:value-type="float" office:value="1.1632870864461" calcext:value-type="float">
            <text:p>1,1632870864461</text:p>
          </table:table-cell>
          <table:table-cell table:number-columns-repeated="1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table:formula="of:=[.A59]/[.B59]" office:value-type="float" office:value="1.1832298136646" calcext:value-type="float">
            <text:p>1,1832298136646</text:p>
          </table:table-cell>
          <table:table-cell table:number-columns-repeated="1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66" calcext:value-type="float">
            <text:p>966</text:p>
          </table:table-cell>
          <table:table-cell table:formula="of:=[.A60]/[.B60]" office:value-type="float" office:value="1.15217391304348" calcext:value-type="float">
            <text:p>1,15217391304348</text:p>
          </table:table-cell>
          <table:table-cell table:number-columns-repeated="1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980" calcext:value-type="float">
            <text:p>980</text:p>
          </table:table-cell>
          <table:table-cell table:formula="of:=[.A61]/[.B61]" office:value-type="float" office:value="1.15408163265306" calcext:value-type="float">
            <text:p>1,15408163265306</text:p>
          </table:table-cell>
          <table:table-cell table:number-columns-repeated="1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17" calcext:value-type="float">
            <text:p>1017</text:p>
          </table:table-cell>
          <table:table-cell table:formula="of:=[.A62]/[.B62]" office:value-type="float" office:value="1.15535889872173" calcext:value-type="float">
            <text:p>1,15535889872173</text:p>
          </table:table-cell>
          <table:table-cell table:number-columns-repeated="1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12" calcext:value-type="float">
            <text:p>1012</text:p>
          </table:table-cell>
          <table:table-cell table:formula="of:=[.A63]/[.B63]" office:value-type="float" office:value="1.14822134387352" calcext:value-type="float">
            <text:p>1,14822134387352</text:p>
          </table:table-cell>
          <table:table-cell table:number-columns-repeated="1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17" calcext:value-type="float">
            <text:p>1017</text:p>
          </table:table-cell>
          <table:table-cell table:formula="of:=[.A64]/[.B64]" office:value-type="float" office:value="1.17502458210423" calcext:value-type="float">
            <text:p>1,17502458210423</text:p>
          </table:table-cell>
          <table:table-cell table:number-columns-repeated="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63" calcext:value-type="float">
            <text:p>1063</text:p>
          </table:table-cell>
          <table:table-cell table:formula="of:=[.A65]/[.B65]" office:value-type="float" office:value="1.13640639698965" calcext:value-type="float">
            <text:p>1,13640639698965</text:p>
          </table:table-cell>
          <table:table-cell table:number-columns-repeated="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03" calcext:value-type="float">
            <text:p>1003</text:p>
          </table:table-cell>
          <table:table-cell table:formula="of:=[.A66]/[.B66]" office:value-type="float" office:value="1.20438683948156" calcext:value-type="float">
            <text:p>1,20438683948156</text:p>
          </table:table-cell>
          <table:table-cell table:number-columns-repeated="1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58" calcext:value-type="float">
            <text:p>1058</text:p>
          </table:table-cell>
          <table:table-cell table:formula="of:=[.A67]/[.B67]" office:value-type="float" office:value="1.15500945179584" calcext:value-type="float">
            <text:p>1,15500945179584</text:p>
          </table:table-cell>
          <table:table-cell table:number-columns-repeated="1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42" calcext:value-type="float">
            <text:p>1042</text:p>
          </table:table-cell>
          <table:table-cell table:formula="of:=[.A68]/[.B68]" office:value-type="float" office:value="1.20057581573896" calcext:value-type="float">
            <text:p>1,20057581573896</text:p>
          </table:table-cell>
          <table:table-cell table:number-columns-repeated="1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53" calcext:value-type="float">
            <text:p>1053</text:p>
          </table:table-cell>
          <table:table-cell table:formula="of:=[.A69]/[.B69]" office:value-type="float" office:value="1.14055080721747" calcext:value-type="float">
            <text:p>1,14055080721747</text:p>
          </table:table-cell>
          <table:table-cell table:number-columns-repeated="1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90" calcext:value-type="float">
            <text:p>1090</text:p>
          </table:table-cell>
          <table:table-cell table:formula="of:=[.A70]/[.B70]" office:value-type="float" office:value="1.12752293577982" calcext:value-type="float">
            <text:p>1,12752293577982</text:p>
          </table:table-cell>
          <table:table-cell table:number-columns-repeated="1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74" calcext:value-type="float">
            <text:p>1074</text:p>
          </table:table-cell>
          <table:table-cell table:formula="of:=[.A71]/[.B71]" office:value-type="float" office:value="1.17877094972067" calcext:value-type="float">
            <text:p>1,17877094972067</text:p>
          </table:table-cell>
          <table:table-cell table:number-columns-repeated="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90" calcext:value-type="float">
            <text:p>1090</text:p>
          </table:table-cell>
          <table:table-cell table:formula="of:=[.A72]/[.B72]" office:value-type="float" office:value="1.19633027522936" calcext:value-type="float">
            <text:p>1,19633027522936</text:p>
          </table:table-cell>
          <table:table-cell table:number-columns-repeated="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96" calcext:value-type="float">
            <text:p>1096</text:p>
          </table:table-cell>
          <table:table-cell table:formula="of:=[.A73]/[.B73]" office:value-type="float" office:value="1.18978102189781" calcext:value-type="float">
            <text:p>1,18978102189781</text:p>
          </table:table-cell>
          <table:table-cell table:number-columns-repeated="1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096" calcext:value-type="float">
            <text:p>1096</text:p>
          </table:table-cell>
          <table:table-cell table:formula="of:=[.A74]/[.B74]" office:value-type="float" office:value="1.21989051094891" calcext:value-type="float">
            <text:p>1,21989051094891</text:p>
          </table:table-cell>
          <table:table-cell table:number-columns-repeated="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37" calcext:value-type="float">
            <text:p>1137</text:p>
          </table:table-cell>
          <table:table-cell table:formula="of:=[.A75]/[.B75]" office:value-type="float" office:value="1.08707124010554" calcext:value-type="float">
            <text:p>1,08707124010554</text:p>
          </table:table-cell>
          <table:table-cell table:number-columns-repeated="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125" calcext:value-type="float">
            <text:p>1125</text:p>
          </table:table-cell>
          <table:table-cell table:formula="of:=[.A76]/[.B76]" office:value-type="float" office:value="1.15911111111111" calcext:value-type="float">
            <text:p>1,15911111111111</text:p>
          </table:table-cell>
          <table:table-cell table:number-columns-repeated="1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162" calcext:value-type="float">
            <text:p>1162</text:p>
          </table:table-cell>
          <table:table-cell table:formula="of:=[.A77]/[.B77]" office:value-type="float" office:value="1.1368330464716" calcext:value-type="float">
            <text:p>1,1368330464716</text:p>
          </table:table-cell>
          <table:table-cell table:number-columns-repeated="1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table:formula="of:=[.A78]/[.B78]" office:value-type="float" office:value="1.16799292661362" calcext:value-type="float">
            <text:p>1,16799292661362</text:p>
          </table:table-cell>
          <table:table-cell table:number-columns-repeated="1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156" calcext:value-type="float">
            <text:p>1156</text:p>
          </table:table-cell>
          <table:table-cell table:formula="of:=[.A79]/[.B79]" office:value-type="float" office:value="1.10813148788927" calcext:value-type="float">
            <text:p>1,10813148788927</text:p>
          </table:table-cell>
          <table:table-cell table:number-columns-repeated="1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49" calcext:value-type="float">
            <text:p>1149</text:p>
          </table:table-cell>
          <table:table-cell table:formula="of:=[.A80]/[.B80]" office:value-type="float" office:value="1.12184508268059" calcext:value-type="float">
            <text:p>1,12184508268059</text:p>
          </table:table-cell>
          <table:table-cell table:number-columns-repeated="1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113" calcext:value-type="float">
            <text:p>1113</text:p>
          </table:table-cell>
          <table:table-cell table:formula="of:=[.A81]/[.B81]" office:value-type="float" office:value="1.12398921832884" calcext:value-type="float">
            <text:p>1,12398921832884</text:p>
          </table:table-cell>
          <table:table-cell table:number-columns-repeated="1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107" calcext:value-type="float">
            <text:p>1107</text:p>
          </table:table-cell>
          <table:table-cell table:formula="of:=[.A82]/[.B82]" office:value-type="float" office:value="1.11020776874435" calcext:value-type="float">
            <text:p>1,11020776874435</text:p>
          </table:table-cell>
          <table:table-cell table:number-columns-repeated="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96" calcext:value-type="float">
            <text:p>1096</text:p>
          </table:table-cell>
          <table:table-cell table:formula="of:=[.A83]/[.B83]" office:value-type="float" office:value="1.12773722627737" calcext:value-type="float">
            <text:p>1,12773722627737</text:p>
          </table:table-cell>
          <table:table-cell table:number-columns-repeated="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85" calcext:value-type="float">
            <text:p>1085</text:p>
          </table:table-cell>
          <table:table-cell table:formula="of:=[.A84]/[.B84]" office:value-type="float" office:value="1.20184331797235" calcext:value-type="float">
            <text:p>1,20184331797235</text:p>
          </table:table-cell>
          <table:table-cell table:number-columns-repeated="1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02" calcext:value-type="float">
            <text:p>1102</text:p>
          </table:table-cell>
          <table:table-cell table:formula="of:=[.A85]/[.B85]" office:value-type="float" office:value="1.16969147005445" calcext:value-type="float">
            <text:p>1,16969147005445</text:p>
          </table:table-cell>
          <table:table-cell table:number-columns-repeated="1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137" calcext:value-type="float">
            <text:p>1137</text:p>
          </table:table-cell>
          <table:table-cell table:formula="of:=[.A86]/[.B86]" office:value-type="float" office:value="1.14072119613017" calcext:value-type="float">
            <text:p>1,14072119613017</text:p>
          </table:table-cell>
          <table:table-cell table:number-columns-repeated="1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119" calcext:value-type="float">
            <text:p>1119</text:p>
          </table:table-cell>
          <table:table-cell table:formula="of:=[.A87]/[.B87]" office:value-type="float" office:value="1.1313672922252" calcext:value-type="float">
            <text:p>1,1313672922252</text:p>
          </table:table-cell>
          <table:table-cell table:number-columns-repeated="1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43" calcext:value-type="float">
            <text:p>1143</text:p>
          </table:table-cell>
          <table:table-cell table:formula="of:=[.A88]/[.B88]" office:value-type="float" office:value="1.10061242344707" calcext:value-type="float">
            <text:p>1,10061242344707</text:p>
          </table:table-cell>
          <table:table-cell table:number-columns-repeated="1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143" calcext:value-type="float">
            <text:p>1143</text:p>
          </table:table-cell>
          <table:table-cell table:formula="of:=[.A89]/[.B89]" office:value-type="float" office:value="1.07524059492563" calcext:value-type="float">
            <text:p>1,07524059492563</text:p>
          </table:table-cell>
          <table:table-cell table:number-columns-repeated="1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90" calcext:value-type="float">
            <text:p>1090</text:p>
          </table:table-cell>
          <table:table-cell table:formula="of:=[.A90]/[.B90]" office:value-type="float" office:value="1.17522935779817" calcext:value-type="float">
            <text:p>1,17522935779817</text:p>
          </table:table-cell>
          <table:table-cell table:number-columns-repeated="1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119" calcext:value-type="float">
            <text:p>1119</text:p>
          </table:table-cell>
          <table:table-cell table:formula="of:=[.A91]/[.B91]" office:value-type="float" office:value="1.14477211796247" calcext:value-type="float">
            <text:p>1,14477211796247</text:p>
          </table:table-cell>
          <table:table-cell table:number-columns-repeated="1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096" calcext:value-type="float">
            <text:p>1096</text:p>
          </table:table-cell>
          <table:table-cell table:formula="of:=[.A92]/[.B92]" office:value-type="float" office:value="1.18339416058394" calcext:value-type="float">
            <text:p>1,18339416058394</text:p>
          </table:table-cell>
          <table:table-cell table:number-columns-repeated="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119" calcext:value-type="float">
            <text:p>1119</text:p>
          </table:table-cell>
          <table:table-cell table:formula="of:=[.A93]/[.B93]" office:value-type="float" office:value="1.07953529937444" calcext:value-type="float">
            <text:p>1,07953529937444</text:p>
          </table:table-cell>
          <table:table-cell table:number-columns-repeated="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56" calcext:value-type="float">
            <text:p>1156</text:p>
          </table:table-cell>
          <table:table-cell table:formula="of:=[.A94]/[.B94]" office:value-type="float" office:value="1.06920415224914" calcext:value-type="float">
            <text:p>1,06920415224914</text:p>
          </table:table-cell>
          <table:table-cell table:number-columns-repeated="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19" calcext:value-type="float">
            <text:p>1119</text:p>
          </table:table-cell>
          <table:table-cell table:formula="of:=[.A95]/[.B95]" office:value-type="float" office:value="1.10455764075067" calcext:value-type="float">
            <text:p>1,10455764075067</text:p>
          </table:table-cell>
          <table:table-cell table:number-columns-repeated="1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156" calcext:value-type="float">
            <text:p>1156</text:p>
          </table:table-cell>
          <table:table-cell table:formula="of:=[.A96]/[.B96]" office:value-type="float" office:value="1.07525951557093" calcext:value-type="float">
            <text:p>1,07525951557093</text:p>
          </table:table-cell>
          <table:table-cell table:number-columns-repeated="1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131" calcext:value-type="float">
            <text:p>1131</text:p>
          </table:table-cell>
          <table:table-cell table:formula="of:=[.A97]/[.B97]" office:value-type="float" office:value="1.19717064544651" calcext:value-type="float">
            <text:p>1,19717064544651</text:p>
          </table:table-cell>
          <table:table-cell table:number-columns-repeated="1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162" calcext:value-type="float">
            <text:p>1162</text:p>
          </table:table-cell>
          <table:table-cell table:formula="of:=[.A98]/[.B98]" office:value-type="float" office:value="1.1368330464716" calcext:value-type="float">
            <text:p>1,1368330464716</text:p>
          </table:table-cell>
          <table:table-cell table:number-columns-repeated="1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175" calcext:value-type="float">
            <text:p>1175</text:p>
          </table:table-cell>
          <table:table-cell table:formula="of:=[.A99]/[.B99]" office:value-type="float" office:value="1.14553191489362" calcext:value-type="float">
            <text:p>1,14553191489362</text:p>
          </table:table-cell>
          <table:table-cell table:number-columns-repeated="1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01" calcext:value-type="float">
            <text:p>1201</text:p>
          </table:table-cell>
          <table:table-cell table:formula="of:=[.A100]/[.B100]" office:value-type="float" office:value="1.12073272273106" calcext:value-type="float">
            <text:p>1,12073272273106</text:p>
          </table:table-cell>
          <table:table-cell table:number-columns-repeated="1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243" calcext:value-type="float">
            <text:p>1243</text:p>
          </table:table-cell>
          <table:table-cell table:formula="of:=[.A101]/[.B101]" office:value-type="float" office:value="1.1407884151247" calcext:value-type="float">
            <text:p>1,1407884151247</text:p>
          </table:table-cell>
          <table:table-cell table:number-columns-repeated="1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229" calcext:value-type="float">
            <text:p>1229</text:p>
          </table:table-cell>
          <table:table-cell table:formula="of:=[.A102]/[.B102]" office:value-type="float" office:value="1.15378356387307" calcext:value-type="float">
            <text:p>1,15378356387307</text:p>
          </table:table-cell>
          <table:table-cell table:number-columns-repeated="1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229" calcext:value-type="float">
            <text:p>1229</text:p>
          </table:table-cell>
          <table:table-cell table:formula="of:=[.A103]/[.B103]" office:value-type="float" office:value="1.17737998372661" calcext:value-type="float">
            <text:p>1,17737998372661</text:p>
          </table:table-cell>
          <table:table-cell table:number-columns-repeated="1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229" calcext:value-type="float">
            <text:p>1229</text:p>
          </table:table-cell>
          <table:table-cell table:formula="of:=[.A104]/[.B104]" office:value-type="float" office:value="1.22701383238405" calcext:value-type="float">
            <text:p>1,22701383238405</text:p>
          </table:table-cell>
          <table:table-cell table:number-columns-repeated="1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222" calcext:value-type="float">
            <text:p>1222</text:p>
          </table:table-cell>
          <table:table-cell table:formula="of:=[.A105]/[.B105]" office:value-type="float" office:value="1.1759410801964" calcext:value-type="float">
            <text:p>1,1759410801964</text:p>
          </table:table-cell>
          <table:table-cell table:number-columns-repeated="1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273" calcext:value-type="float">
            <text:p>1273</text:p>
          </table:table-cell>
          <table:table-cell table:formula="of:=[.A106]/[.B106]" office:value-type="float" office:value="1.04399057344855" calcext:value-type="float">
            <text:p>1,04399057344855</text:p>
          </table:table-cell>
          <table:table-cell table:number-columns-repeated="1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73" calcext:value-type="float">
            <text:p>1273</text:p>
          </table:table-cell>
          <table:table-cell table:formula="of:=[.A107]/[.B107]" office:value-type="float" office:value="1.14375490966222" calcext:value-type="float">
            <text:p>1,14375490966222</text:p>
          </table:table-cell>
          <table:table-cell table:number-columns-repeated="1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243" calcext:value-type="float">
            <text:p>1243</text:p>
          </table:table-cell>
          <table:table-cell table:formula="of:=[.A108]/[.B108]" office:value-type="float" office:value="1.14802896218825" calcext:value-type="float">
            <text:p>1,14802896218825</text:p>
          </table:table-cell>
          <table:table-cell table:number-columns-repeated="1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281" calcext:value-type="float">
            <text:p>1281</text:p>
          </table:table-cell>
          <table:table-cell table:formula="of:=[.A109]/[.B109]" office:value-type="float" office:value="1.05698672911788" calcext:value-type="float">
            <text:p>1,0569867291178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AVERAGE([.C1:.C109])" office:value-type="float" office:value="1.1583383154137" calcext:value-type="float">
            <text:p>1,1583383154137</text:p>
          </table:table-cell>
          <table:table-cell table:number-columns-repeated="16"/>
        </table:table-row>
        <table:table-row table:style-name="ro1" table:number-rows-repeated="4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19:39.650000000</meta:creation-date>
    <dc:date>2020-02-04T17:15:22.072000000</dc:date>
    <meta:editing-duration>PT20S</meta:editing-duration>
    <meta:editing-cycles>1</meta:editing-cycles>
    <meta:document-statistic meta:table-count="1" meta:cell-count="363" meta:object-count="2"/>
    <meta:generator>LibreOffice/5.3.6.1$Windows_X86_64 LibreOffice_project/686f202eff87ef707079aeb7f485847613344eb7</meta:generator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cm" svg:y="3.56cm" style:legend-expansion="high" chart:style-name="ch2"/>
        <chart:plot-area chart:style-name="ch3" table:cell-range-address="Feuille1.A1:Feuille1.B109" svg:x="0.32cm" svg:y="0.18cm" svg:width="10.92cm" svg:height="8.64cm">
          <chartooo:coordinate-region svg:x="1.127cm" svg:y="0.302cm" svg:width="9.806cm" svg:height="7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09" chart:class="chart:line">
            <chart:regression-curve chart:style-name="ch7">
              <chart:equation chart:display-equation="true" chart:display-r-square="false"/>
            </chart:regression-curve>
            <chart:data-point chart:repeated="109"/>
          </chart:series>
          <chart:series chart:style-name="ch8" chart:values-cell-range-address="Feuille1.B1:Feuille1.B109" chart:class="chart:line">
            <chart:regression-curve chart:style-name="ch9">
              <chart:equation chart:display-equation="true" chart:display-r-square="false"/>
            </chart:regression-curve>
            <chart:data-point chart:repeated="1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">
                <text:p>136</text:p>
                <draw:g>
                  <svg:desc>Feuille1.A1:Feuille1.A109</svg:desc>
                </draw:g>
              </table:table-cell>
              <table:table-cell office:value-type="float" office:value="102">
                <text:p>102</text:p>
                <draw:g>
                  <svg:desc>Feuille1.B1:Feuille1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">
                <text:p>2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">
                <text:p>2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">
                <text:p>35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8">
                <text:p>3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">
                <text:p>42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">
                <text:p>45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">
                <text:p>52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">
                <text:p>47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">
                <text:p>5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8">
                <text:p>53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2">
                <text:p>60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0">
                <text:p>59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">
                <text:p>59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6">
                <text:p>6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">
                <text:p>71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9">
                <text:p>7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2">
                <text:p>76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1">
                <text:p>74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9">
                <text:p>75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6">
                <text:p>7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4">
                <text:p>834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0">
                <text:p>79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0">
                <text:p>83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1">
                <text:p>82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5">
                <text:p>87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7">
                <text:p>84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6">
                <text:p>91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5">
                <text:p>94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5">
                <text:p>94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4">
                <text:p>92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3">
                <text:p>89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1">
                <text:p>90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0">
                <text:p>92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7">
                <text:p>93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9">
                <text:p>94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2">
                <text:p>93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2">
                <text:p>96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7">
                <text:p>101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7">
                <text:p>102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3">
                <text:p>100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7">
                <text:p>104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">
                <text:p>107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7">
                <text:p>101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7">
                <text:p>103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5">
                <text:p>108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9">
                <text:p>111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5">
                <text:p>108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9">
                <text:p>111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3">
                <text:p>111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2">
                <text:p>110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0">
                <text:p>109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3">
                <text:p>114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3">
                <text:p>111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31">
                <text:p>113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5">
                <text:p>11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2">
                <text:p>116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95">
                <text:p>119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8">
                <text:p>120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8">
                <text:p>120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2">
                <text:p>122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1">
                <text:p>125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1">
                <text:p>1201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9">
                <text:p>122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6">
                <text:p>126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4">
                <text:p>130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4">
                <text:p>130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7">
                <text:p>133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6">
                <text:p>123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4">
                <text:p>1304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1">
                <text:p>132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1">
                <text:p>132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">
                <text:p>128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9">
                <text:p>128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1">
                <text:p>12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9">
                <text:p>122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6">
                <text:p>123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4">
                <text:p>130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9">
                <text:p>128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7">
                <text:p>129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6">
                <text:p>126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8">
                <text:p>125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9">
                <text:p>122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1">
                <text:p>128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1">
                <text:p>128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97">
                <text:p>129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8">
                <text:p>120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6">
                <text:p>12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6">
                <text:p>1236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43">
                <text:p>124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4">
                <text:p>135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1">
                <text:p>132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6">
                <text:p>1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6">
                <text:p>134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8">
                <text:p>1418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8">
                <text:p>141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7">
                <text:p>144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8">
                <text:p>150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7">
                <text:p>14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9">
                <text:p>132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6">
                <text:p>145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7">
                <text:p>142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4">
                <text:p>1354</text:p>
              </table:table-cell>
              <table:table-cell office:value-type="float" office:value="1281">
                <text:p>1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34cm" svg:y="3.782cm" style:legend-expansion="high" chart:style-name="ch2"/>
        <chart:plot-area chart:style-name="ch3" table:cell-range-address="Feuille1.F41:Feuille1.H42" svg:x="0.32cm" svg:y="0.18cm" svg:width="10.894cm" svg:height="8.64cm">
          <chartooo:coordinate-region svg:x="1.232cm" svg:y="0.353cm" svg:width="9.795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41:Feuille1.G42" chart:class="chart:scatter">
            <chart:domain table:cell-range-address="Feuille1.F41:Feuille1.F42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series chart:style-name="ch8" chart:values-cell-range-address="Feuille1.H41:Feuille1.H42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F41:Feuille1.F42</svg:desc>
                </draw:g>
              </table:table-cell>
              <table:table-cell office:value-type="float" office:value="1.34876197283151">
                <text:p>1.34876197283151</text:p>
                <draw:g>
                  <svg:desc>Feuille1.G41:Feuille1.G42</svg:desc>
                </draw:g>
              </table:table-cell>
              <table:table-cell office:value-type="float" office:value="NaN">
                <text:p>NaN</text:p>
                <draw:g>
                  <svg:desc>Feuille1.H41:Feuille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.18062613395803">
                <text:p>1.180626133958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_64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